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8a54d" style:text-blinking="false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1debb" style:text-blinking="false" fo:background-color="transparent" style:font-size-asian="8pt" style:font-size-complex="8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size-complex="8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8a54d" style:text-blinking="false" fo:background-color="transparen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21debb" style:text-blinking="false" fo:background-color="transparen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54113a" style:text-blinking="false" fo:background-color="transparen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24db83" style:text-blinking="false" fo:background-color="transparen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3ea52" style:text-blinking="false" fo:background-color="transparen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4113a" style:text-blinking="false" fo:background-color="transparent" style:font-size-asian="8pt" style:font-size-complex="8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5e059" officeooo:paragraph-rsid="0025e059" style:text-blinking="false" fo:background-color="transparent" style:font-size-asian="8pt" style:font-size-complex="8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size-complex="8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7f972" officeooo:paragraph-rsid="0047f972" style:text-blinking="false" fo:background-color="transparent" style:font-size-asian="8pt" style:font-size-complex="8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486c56" style:text-blinking="false" fo:background-color="transparent" style:font-size-asian="8pt" style:font-size-complex="8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53ea52" style:text-blinking="false" fo:background-color="transparent" style:font-size-asian="8pt" style:font-size-complex="8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b31af" officeooo:paragraph-rsid="004b31af" style:text-blinking="false" fo:background-color="transparent" style:font-size-asian="8pt" style:font-size-complex="8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f471f" officeooo:paragraph-rsid="004f471f" style:text-blinking="false" fo:background-color="transparent" style:font-size-asian="8pt" style:font-size-complex="8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0c7f8" style:text-blinking="false" fo:background-color="transparent" style:font-size-asian="8pt" style:font-size-complex="8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5c47e" style:text-blinking="false" fo:background-color="transparent" style:font-size-asian="8pt" style:font-size-complex="8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5f2ec" style:text-blinking="false" fo:background-color="transparent" style:font-size-asian="8pt" style:font-size-complex="8p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8b77c" style:text-blinking="false" fo:background-color="transparent" style:font-size-asian="8pt" style:font-size-complex="8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ab290" style:text-blinking="false" fo:background-color="transparent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3ea52" officeooo:paragraph-rsid="0053ea52" style:text-blinking="false" fo:background-color="transparen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b40bc" officeooo:paragraph-rsid="001b40bc" style:text-blinking="false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04454" style:text-blinking="false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1debb" style:text-blinking="false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weight-asian="bold" style:font-size-complex="8pt" style:font-weight-complex="bold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4113a" style:text-blinking="false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04454" style:text-blinking="false" fo:background-color="transparent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a6c18" style:text-blinking="false" fo:background-color="transparent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b40bc" officeooo:paragraph-rsid="001b40bc" style:text-blinking="false" fo:background-color="transparent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5e059" officeooo:paragraph-rsid="0025e059" style:text-blinking="false" fo:background-color="transparent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7f972" officeooo:paragraph-rsid="0047f972" style:text-blinking="false" fo:background-color="transparent" style:font-size-asian="8pt" style:font-weight-asian="bold" style:font-size-complex="8pt" style:font-weight-complex="bold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86c56" officeooo:paragraph-rsid="00486c56" style:text-blinking="false" fo:background-color="transparent" style:font-size-asian="8pt" style:font-weight-asian="bold" style:font-size-complex="8pt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f471f" officeooo:paragraph-rsid="004f471f" style:text-blinking="false" fo:background-color="transparent" style:font-size-asian="8pt" style:font-weight-asian="bold" style:font-size-complex="8pt" style:font-weight-complex="bold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b31af" officeooo:paragraph-rsid="004b31af" style:text-blinking="false" fo:background-color="transparent" style:font-size-asian="8pt" style:font-weight-asian="bold" style:font-size-complex="8pt" style:font-weight-complex="bold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50c7f8" officeooo:paragraph-rsid="0055f2ec" style:text-blinking="false" fo:background-color="transparent" style:font-size-asian="8pt" style:font-weight-asian="bold" style:font-size-complex="8pt" style:font-weight-complex="bold"/>
    </style:style>
    <style:style style:name="P40" style:family="paragraph" style:parent-style-name="Standard">
      <style:text-properties style:font-name="Courier 10 Pitch" fo:font-size="8pt" officeooo:rsid="0055c47e" officeooo:paragraph-rsid="0055c47e" style:font-size-asian="8pt" style:font-size-complex="8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5296d7" style:text-blinking="false" fo:background-color="transparent" style:font-size-asian="8pt" style:font-size-complex="8pt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8a54d" style:text-blinking="false" fo:background-color="transparent" style:font-size-asian="8pt" style:font-size-complex="8p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7f972" officeooo:paragraph-rsid="005bd862" style:text-blinking="false" fo:background-color="transparent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c5b34" officeooo:paragraph-rsid="005c5b34" style:text-blinking="false" fo:background-color="transparent" style:font-size-asian="8pt" style:font-size-complex="8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c5b34" officeooo:paragraph-rsid="005eefb8" style:text-blinking="false" fo:background-color="transparent" style:font-size-asian="8pt" style:font-size-complex="8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eefb8" officeooo:paragraph-rsid="005eefb8" style:text-blinking="false" fo:background-color="transparent" style:font-size-asian="8pt" style:font-size-complex="8pt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f471f" officeooo:paragraph-rsid="004f471f" style:text-blinking="false" fo:background-color="transparent" style:font-size-asian="8pt" style:font-size-complex="8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f471f" officeooo:paragraph-rsid="0062703f" style:text-blinking="false" fo:background-color="transparent" style:font-size-asian="8pt" style:font-size-complex="8pt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f471f" officeooo:paragraph-rsid="00640b21" style:text-blinking="false" fo:background-color="transparent" style:font-size-asian="8pt" style:font-size-complex="8pt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b31af" officeooo:paragraph-rsid="0061492d" style:text-blinking="false" fo:background-color="transparent" style:font-size-asian="8pt" style:font-size-complex="8pt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b31af" officeooo:paragraph-rsid="004b31af" style:text-blinking="false" fo:background-color="transparent" style:font-size-asian="8pt" style:font-size-complex="8pt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61492d" style:text-blinking="false" fo:background-color="transparent" style:font-size-asian="8pt" style:font-size-complex="8pt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0c7f8" style:text-blinking="false" fo:background-color="transparent" style:font-size-asian="8pt" style:font-size-complex="8pt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62703f" style:text-blinking="false" fo:background-color="transparent" style:font-size-asian="8pt" style:font-size-complex="8pt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63ff77" style:text-blinking="false" fo:background-color="transparent" style:font-size-asian="8pt" style:font-size-complex="8pt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640b21" style:text-blinking="false" fo:background-color="transparent" style:font-size-asian="8pt" style:font-size-complex="8pt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5c47e" style:text-blinking="false" fo:background-color="transparent" style:font-size-asian="8pt" style:font-size-complex="8pt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672574" style:text-blinking="false" fo:background-color="transparent" style:font-size-asian="8pt" style:font-size-complex="8pt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6731fd" style:text-blinking="false" fo:background-color="transparent" style:font-size-asian="8pt" style:font-size-complex="8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5eefb8" style:text-blinking="false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eefb8" officeooo:paragraph-rsid="005eefb8" style:text-blinking="false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19da02" style:text-blinking="false" fo:background-color="transparent" style:font-size-asian="8pt" style:font-size-complex="8pt"/>
    </style:style>
    <style:style style:name="P6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50c7f8" officeooo:paragraph-rsid="0055c47e" style:text-blinking="false" fo:background-color="transparent" style:font-size-asian="8pt" style:font-weight-asian="bold" style:font-size-complex="8pt" style:font-weight-complex="bold"/>
    </style:style>
    <style:style style:name="P6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50c7f8" officeooo:paragraph-rsid="0050c7f8" style:text-blinking="false" fo:background-color="transparent" style:font-size-asian="8pt" style:font-weight-asian="bold" style:font-size-complex="8pt" style:font-weight-complex="bold"/>
    </style:style>
    <style:style style:name="T1" style:family="text">
      <style:text-properties officeooo:rsid="0021debb"/>
    </style:style>
    <style:style style:name="T2" style:family="text">
      <style:text-properties officeooo:rsid="0024db83"/>
    </style:style>
    <style:style style:name="T3" style:family="text">
      <style:text-properties officeooo:rsid="002a6c18"/>
    </style:style>
    <style:style style:name="T4" style:family="text">
      <style:text-properties officeooo:rsid="004d2b11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0c7f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officeooo:rsid="0051ece3" style:text-blinking="false" fo:background-color="transparent" loext:char-shading-value="0"/>
    </style:style>
    <style:style style:name="T8" style:family="text">
      <style:text-properties officeooo:rsid="0051ece3"/>
    </style:style>
    <style:style style:name="T9" style:family="text">
      <style:text-properties fo:font-style="italic" officeooo:rsid="0054113a" style:font-style-asian="italic" style:font-style-complex="italic"/>
    </style:style>
    <style:style style:name="T10" style:family="text">
      <style:text-properties officeooo:rsid="0054113a" style:font-style-asian="normal" style:font-style-complex="normal"/>
    </style:style>
    <style:style style:name="T11" style:family="text">
      <style:text-properties officeooo:rsid="0053ea52"/>
    </style:style>
    <style:style style:name="T12" style:family="text">
      <style:text-properties officeooo:rsid="0054113a"/>
    </style:style>
    <style:style style:name="T13" style:family="text">
      <style:text-properties officeooo:rsid="0058b77c"/>
    </style:style>
    <style:style style:name="T14" style:family="text">
      <style:text-properties officeooo:rsid="005ab290"/>
    </style:style>
    <style:style style:name="T15" style:family="text">
      <style:text-properties officeooo:rsid="005b5516"/>
    </style:style>
    <style:style style:name="T16" style:family="text">
      <style:text-properties officeooo:rsid="005bd862"/>
    </style:style>
    <style:style style:name="T17" style:family="text">
      <style:text-properties style:font-weight-asian="bold" style:font-weight-complex="bold"/>
    </style:style>
    <style:style style:name="T18" style:family="text">
      <style:text-properties officeooo:rsid="005d80e2"/>
    </style:style>
    <style:style style:name="T19" style:family="text">
      <style:text-properties officeooo:rsid="005eefb8"/>
    </style:style>
    <style:style style:name="T20" style:family="text">
      <style:text-properties officeooo:rsid="005f5ef2"/>
    </style:style>
    <style:style style:name="T21" style:family="text">
      <style:text-properties officeooo:rsid="0061492d"/>
    </style:style>
    <style:style style:name="T22" style:family="text">
      <style:text-properties officeooo:rsid="0062703f"/>
    </style:style>
    <style:style style:name="T23" style:family="text">
      <style:text-properties officeooo:rsid="0063ff77"/>
    </style:style>
    <style:style style:name="T24" style:family="text">
      <style:text-properties officeooo:rsid="00640b21"/>
    </style:style>
    <style:style style:name="T25" style:family="text">
      <style:text-properties officeooo:rsid="006550f4"/>
    </style:style>
    <style:style style:name="T26" style:family="text">
      <style:text-properties officeooo:rsid="006725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Criar e coletar um vetor [50] inteiro. Calcular e exibir:</text:p>
      <text:p text:style-name="P12">a. A média dos valores entre 10 e 200;</text:p>
      <text:p text:style-name="P12">b. A soma dos números ímpares.</text:p>
      <text:p text:style-name="P12"/>
      <text:p text:style-name="P35">Pseudo-Código</text:p>
      <text:p text:style-name="P35"/>
      <text:p text:style-name="P12">Algoritmo: Vetor01</text:p>
      <text:p text:style-name="P12">inicio</text:p>
      <text:p text:style-name="P43"><text:tab/>vtr = <text:s/>vetor [50] <text:span text:style-name="T16">de </text:span>inteiros;</text:p>
      <text:p text:style-name="P12"><text:tab/>inteiro: i,<text:span text:style-name="T16">s</text:span>;</text:p>
      <text:p text:style-name="P12"><text:tab/>real: md;</text:p>
      <text:p text:style-name="P43"><text:tab/></text:p>
      <text:p text:style-name="P43"><text:tab/>s <text:span text:style-name="T11">=</text:span> 0;</text:p>
      <text:p text:style-name="P12"><text:s/><text:tab/>md <text:span text:style-name="T11">=</text:span> 0;</text:p>
      <text:p text:style-name="P12"/>
      <text:p text:style-name="P12"><text:tab/>para(i=1;i&lt;=50;i++)faça</text:p>
      <text:p text:style-name="P12"><text:s/><text:tab/><text:tab/>leia: vtr[i];</text:p>
      <text:p text:style-name="P12"><text:tab/><text:tab/>se(vtr[i] &gt;= 10 e vtr[i] &lt;= 200)</text:p>
      <text:p text:style-name="P12"><text:tab/><text:tab/>então</text:p>
      <text:p text:style-name="P12"><text:tab/><text:tab/><text:tab/>s <text:span text:style-name="T11">=</text:span> s + vtr[i];</text:p>
      <text:p text:style-name="P12"><text:tab/><text:tab/><text:tab/>md += 1;</text:p>
      <text:p text:style-name="P12"><text:tab/><text:tab/>fimse;</text:p>
      <text:p text:style-name="P12"><text:tab/>fimpara;</text:p>
      <text:p text:style-name="P12"><text:tab/></text:p>
      <text:p text:style-name="P12"><text:tab/>md <text:span text:style-name="T11">=</text:span> s / md;</text:p>
      <text:p text:style-name="P12"><text:tab/>escreva: md;</text:p>
      <text:p text:style-name="P12"><text:tab/>s <text:span text:style-name="T11">=</text:span> 0;</text:p>
      <text:p text:style-name="P12"><text:tab/> <text:s text:c="3"/></text:p>
      <text:p text:style-name="P12"><text:tab/>para(i=1;i&lt;=50;i++)faça</text:p>
      <text:p text:style-name="P12"><text:tab/><text:tab/>se(vtr[i] % 2 &lt;&gt; 0)</text:p>
      <text:p text:style-name="P12"><text:tab/><text:tab/>então</text:p>
      <text:p text:style-name="P12"><text:tab/><text:tab/><text:tab/>s <text:span text:style-name="T11">=</text:span> s + vtr[i];</text:p>
      <text:p text:style-name="P12"><text:tab/><text:tab/>fimse;</text:p>
      <text:p text:style-name="P12"><text:tab/>fimpara;</text:p>
      <text:p text:style-name="P12"><text:tab/>escreva: s;</text:p>
      <text:p text:style-name="P12">fim</text:p>
      <text:p text:style-name="P4"/>
      <text:p text:style-name="P4"/>
      <text:p text:style-name="P62"><text:span text:style-name="T17">Teste de mesa</text:span></text:p>
      <text:p text:style-name="P62"><text:span text:style-name="T17"/></text:p>
      <text:p text:style-name="P60">//<text:span text:style-name="T18">Coleta valores no vetor “vrt[]”, soma valores entre 10 e 200 aloca o valor na variavel “s” e registra a incidencia de numeros entre 10 e 200 na variavel “md”, para calcular a media.</text:span></text:p>
      <text:p text:style-name="P60"><text:span text:style-name="T18"><text:s text:c="2"/></text:span></text:p>
      <text:p text:style-name="P44">s<text:tab/>0<text:tab/>13<text:tab/>13<text:tab/>..<text:tab/>69<text:tab/>69<text:tab/><text:span text:style-name="T18">112</text:span></text:p>
      <text:p text:style-name="P44">md<text:tab/>0<text:tab/>1<text:tab/>1<text:tab/>..<text:tab/>2<text:tab/>2<text:tab/><text:span text:style-name="T18">3</text:span></text:p>
      <text:p text:style-name="P44">i<text:tab/>1<text:tab/>2<text:tab/>3<text:tab/>..<text:tab/>49<text:tab/>50<text:tab/><text:span text:style-name="T18">51</text:span></text:p>
      <text:p text:style-name="P44">vtr[]<text:tab/>13<text:tab/>9<text:tab/>56<text:tab/>..<text:tab/>7<text:tab/>43<text:tab/>-</text:p>
      <text:p text:style-name="P41"><text:span text:style-name="T7"/></text:p>
      <text:p text:style-name="P60"><text:span text:style-name="T8">//Calcula a media de numeros entre 10 e 200</text:span></text:p>
      <text:p text:style-name="P41"><text:span text:style-name="T7"/></text:p>
      <text:p text:style-name="P46"><text:span text:style-name="T8">s<text:tab/></text:span>112<text:tab/>0</text:p>
      <text:p text:style-name="P46">md<text:tab/>3<text:tab/>37,3</text:p>
      <text:p text:style-name="P46"/>
      <text:p text:style-name="P60"><text:span text:style-name="T8">//Soma dos numeros impares</text:span></text:p>
      <text:p text:style-name="P60"/>
      <text:p text:style-name="P46">s<text:tab/>0<text:tab/>13<text:tab/>22<text:tab/>..<text:tab/>22<text:tab/><text:span text:style-name="T20">29<text:tab/>72</text:span></text:p>
      <text:p text:style-name="P46">i<text:tab/>1<text:tab/>2<text:tab/>3<text:tab/>..<text:tab/>49<text:tab/>50<text:tab/><text:span text:style-name="T20">51</text:span></text:p>
      <text:p text:style-name="P45">vtr[]<text:tab/><text:span text:style-name="T19">13<text:tab/>9<text:tab/>56<text:tab/>..<text:tab/>7<text:tab/>43<text:tab/>-</text:span></text:p>
      <text:p text:style-name="P32"/>
      <text:p text:style-name="P32">Massa de dados</text:p>
      <text:p text:style-name="P32"/>
      <text:p text:style-name="P61">entrada:<text:tab/>13 – 9 – 56 – 7 - 43</text:p>
      <text:p text:style-name="P61">saida:<text:tab/><text:tab/>37,3 - <text:span text:style-name="T20">72</text:span></text:p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><text:soft-page-break/>2.Criar e coletar um vetor [100] inteiro e exibir:</text:p>
      <text:p text:style-name="P13">a. O maior e o menor valor,</text:p>
      <text:p text:style-name="P13">b. A média dos valores.</text:p>
      <text:p text:style-name="P13"/>
      <text:p text:style-name="P36">Pseudo-Código</text:p>
      <text:p text:style-name="P36"/>
      <text:p text:style-name="P13">algoritmo Vetor<text:span text:style-name="T4">2</text:span></text:p>
      <text:p text:style-name="P13">início</text:p>
      <text:p text:style-name="P52"><text:tab/>vtr = vetor [1..100] inteiros;</text:p>
      <text:p text:style-name="P13"><text:tab/>inteiro: i,s,MA,ME;</text:p>
      <text:p text:style-name="P13"><text:tab/>real: md;</text:p>
      <text:p text:style-name="P13"><text:tab/></text:p>
      <text:p text:style-name="P13"><text:tab/>MA <text:span text:style-name="T11">=</text:span> 0;</text:p>
      <text:p text:style-name="P13"><text:tab/>s <text:span text:style-name="T11">=</text:span> 0;</text:p>
      <text:p text:style-name="P13"/>
      <text:p text:style-name="P13"><text:tab/>para(i=1;i&lt;=100;i++)faça</text:p>
      <text:p text:style-name="P14"><text:tab/><text:tab/>leia: vtr[i];</text:p>
      <text:p text:style-name="P14"><text:tab/><text:tab/>s += vtr[i];</text:p>
      <text:p text:style-name="P13"><text:tab/>fimpara</text:p>
      <text:p text:style-name="P13"><text:tab/></text:p>
      <text:p text:style-name="P13"><text:tab/>md <text:span text:style-name="T11">=</text:span> i;</text:p>
      <text:p text:style-name="P13"><text:tab/>md <text:span text:style-name="T11">=</text:span> s / md; //média dos valores</text:p>
      <text:p text:style-name="P13"/>
      <text:p text:style-name="P13"><text:tab/>para(i=1;i&lt;=100;i++)faça</text:p>
      <text:p text:style-name="P13"><text:tab/><text:tab/>se(vtr[i] &gt; MA)</text:p>
      <text:p text:style-name="P13"><text:tab/><text:tab/>então</text:p>
      <text:p text:style-name="P13"><text:tab/><text:tab/><text:tab/>MA <text:span text:style-name="T11">=</text:span> vtr[i]; //define maior</text:p>
      <text:p text:style-name="P13"><text:tab/><text:tab/>fimse;</text:p>
      <text:p text:style-name="P13"><text:tab/>fimpara;</text:p>
      <text:p text:style-name="P13"/>
      <text:p text:style-name="P13"><text:tab/>ME <text:span text:style-name="T11">=</text:span> MA;</text:p>
      <text:p text:style-name="P13"/>
      <text:p text:style-name="P13"><text:tab/>para(i=1;i&lt;=100;i++)faça</text:p>
      <text:p text:style-name="P13"><text:tab/><text:tab/>se(vtr[i] &lt; ME)</text:p>
      <text:p text:style-name="P13"><text:tab/><text:tab/>então</text:p>
      <text:p text:style-name="P13"><text:tab/><text:tab/><text:tab/>ME <text:span text:style-name="T11">=</text:span> vtr[i]; //define menor</text:p>
      <text:p text:style-name="P13"><text:tab/><text:tab/>fimse;</text:p>
      <text:p text:style-name="P13"><text:tab/>fimpara;</text:p>
      <text:p text:style-name="P13"><text:tab/></text:p>
      <text:p text:style-name="P13"><text:tab/>escreva: MA;</text:p>
      <text:p text:style-name="P13"><text:tab/>escreva: ME;</text:p>
      <text:p text:style-name="P13"><text:tab/>escreva: md;</text:p>
      <text:p text:style-name="P13">fim</text:p>
      <text:p text:style-name="P1"/>
      <text:p text:style-name="P30">Teste de mesa</text:p>
      <text:p text:style-name="P30"/>
      <text:p text:style-name="P29">//<text:span text:style-name="T12">Valores coletados no vetor </text:span><text:span text:style-name="T9">vtr[], </text:span><text:span text:style-name="T10">soma de todos os valores alocado em </text:span><text:span text:style-name="T9">s.</text:span></text:p>
      <text:p text:style-name="P24">i<text:tab/>1<text:tab/>2 <text:tab/>3 <text:tab/>..<text:tab/>99<text:tab/>100</text:p>
      <text:p text:style-name="P5">vtr[]<text:tab/>12<text:tab/>345<text:tab/>2<text:tab/>..<text:tab/>76<text:tab/>36</text:p>
      <text:p text:style-name="P7">s<text:tab/>12<text:tab/>357<text:tab/>359<text:tab/>..<text:tab/>435<text:tab/>471</text:p>
      <text:p text:style-name="P8">md<text:tab/>0<text:tab/>0<text:tab/>0<text:tab/>..<text:tab/>0<text:tab/>0</text:p>
      <text:p text:style-name="P8"/>
      <text:p text:style-name="P9">//<text:span text:style-name="T12">Média dos valores.</text:span></text:p>
      <text:p text:style-name="P22">s<text:tab/>471<text:tab/></text:p>
      <text:p text:style-name="P8"><text:span text:style-name="T11">md<text:tab/></text:span>100<text:tab/>4,71<text:tab/></text:p>
      <text:p text:style-name="P5"/>
      <text:p text:style-name="P5">//<text:span text:style-name="T12">Maior malor</text:span></text:p>
      <text:p text:style-name="P25">i<text:tab/>1<text:tab/>2 <text:tab/>3 <text:tab/>..<text:tab/>99<text:tab/>100</text:p>
      <text:p text:style-name="P2">MA<text:tab/><text:span text:style-name="T1">12<text:tab/>345<text:tab/>345<text:tab/>..<text:tab/>345<text:tab/>345</text:span></text:p>
      <text:p text:style-name="P6"/>
      <text:p text:style-name="P6">//<text:span text:style-name="T12">Menor malor</text:span></text:p>
      <text:p text:style-name="P25">i<text:tab/>1<text:tab/>2 <text:tab/>3 <text:tab/>..<text:tab/>99<text:tab/>100</text:p>
      <text:p text:style-name="P2">M<text:span text:style-name="T1">E</text:span><text:tab/><text:span text:style-name="T1">345<text:tab/>12<text:tab/>2<text:tab/>..<text:tab/>2<text:tab/>2<text:tab/></text:span></text:p>
      <text:p text:style-name="P1"/>
      <text:p text:style-name="P33">Massa de dados</text:p>
      <text:p text:style-name="P1"/>
      <text:p text:style-name="P10"><text:span text:style-name="T21">e</text:span>ntrada:<text:tab/><text:span text:style-name="T2">12 - 345 - 2 .. 76 - 36</text:span></text:p>
      <text:p text:style-name="P10">saida:<text:tab/><text:tab/><text:span text:style-name="T1">345 – </text:span>2 - <text:span text:style-name="T2">4,71</text:span></text:p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5"><text:soft-page-break/>3. Criar e coletar valores inteiros nos vetores VT1[3] e VT2[3].</text:p>
      <text:p text:style-name="P15">Concatenar esses valores em um 3o vetor (VT3[6]) e mostrar os seus dados.</text:p>
      <text:p text:style-name="P15">P. ex: VT1[1][2][3] VT2[4[5][6] VT3[1][2][3][4][5][6]</text:p>
      <text:p text:style-name="P15"/>
      <text:p text:style-name="P38">Pseudo-Código</text:p>
      <text:p text:style-name="P15"/>
      <text:p text:style-name="P15">algoritmo: VetorConcat</text:p>
      <text:p text:style-name="P15">início</text:p>
      <text:p text:style-name="P50"><text:tab/>vtrA = vetor [1..3] <text:span text:style-name="T21">de </text:span>inteiros; </text:p>
      <text:p text:style-name="P15"/>
      <text:p text:style-name="P50"><text:tab/>vtrB = vetor [4..6] <text:span text:style-name="T21">de </text:span>inteiros;</text:p>
      <text:p text:style-name="P15"><text:tab/></text:p>
      <text:p text:style-name="P50"><text:tab/>vtrC = vetor [1..6] <text:span text:style-name="T21">de </text:span>inteiros;</text:p>
      <text:p text:style-name="P15"/>
      <text:p text:style-name="P15"><text:tab/>para(i=1;i&lt;=6;i++)faça</text:p>
      <text:p text:style-name="P15"><text:tab/><text:tab/>se(i&lt;=3)</text:p>
      <text:p text:style-name="P15"><text:tab/><text:tab/>entao</text:p>
      <text:p text:style-name="P15"><text:tab/><text:tab/><text:tab/>leia: vtrA[i];</text:p>
      <text:p text:style-name="P15"><text:tab/><text:tab/>senão</text:p>
      <text:p text:style-name="P15"><text:tab/><text:tab/><text:tab/>leia: vtrB[i];</text:p>
      <text:p text:style-name="P15"><text:tab/><text:tab/>fimse;</text:p>
      <text:p text:style-name="P15"><text:tab/>fimpara</text:p>
      <text:p text:style-name="P15"/>
      <text:p text:style-name="P15"><text:tab/>para(i=1;i&lt;=6;i++)faça</text:p>
      <text:p text:style-name="P15"><text:tab/><text:tab/>se(i&lt;=3)</text:p>
      <text:p text:style-name="P15"><text:tab/><text:tab/>entao</text:p>
      <text:p text:style-name="P15"><text:tab/><text:tab/><text:tab/>vtrC[i] <text:span text:style-name="T11">=</text:span> vtrA[i];</text:p>
      <text:p text:style-name="P15"><text:tab/><text:tab/>senão</text:p>
      <text:p text:style-name="P15"><text:tab/><text:tab/><text:tab/>vtrC[i] <text:span text:style-name="T11">=</text:span> vtrB[i];</text:p>
      <text:p text:style-name="P15"><text:tab/><text:tab/>fimse;</text:p>
      <text:p text:style-name="P15"><text:tab/>fimpara</text:p>
      <text:p text:style-name="P15"><text:tab/></text:p>
      <text:p text:style-name="P15"><text:tab/>para(i=1;i&lt;=6;i++)faça</text:p>
      <text:p text:style-name="P15"><text:tab/><text:tab/>escreva: vtrC[i];</text:p>
      <text:p text:style-name="P15"><text:tab/>fimpara</text:p>
      <text:p text:style-name="P15">fim</text:p>
      <text:p text:style-name="P1"/>
      <text:p text:style-name="P31">Teste de mesa</text:p>
      <text:p text:style-name="P11"/>
      <text:p text:style-name="P11">i<text:tab/>1<text:tab/>2<text:tab/>3<text:tab/>4<text:tab/>5<text:tab/>6</text:p>
      <text:p text:style-name="P3">vtrA<text:tab/><text:span text:style-name="T3">1<text:tab/>2<text:tab/>3<text:tab/>-<text:tab/>-<text:tab/>-<text:tab/></text:span></text:p>
      <text:p text:style-name="P3">vtr<text:span text:style-name="T3">B<text:tab/>-<text:tab/>-<text:tab/>-<text:tab/>4<text:tab/>5<text:tab/>6<text:tab/><text:tab/><text:tab/></text:span></text:p>
      <text:p text:style-name="P27">vtr<text:span text:style-name="T3">C<text:tab/>-<text:tab/>-<text:tab/>-<text:tab/>-<text:tab/>-<text:tab/>-</text:span></text:p>
      <text:p text:style-name="P27"/>
      <text:p text:style-name="P28">i<text:tab/>1<text:tab/>2<text:tab/>3<text:tab/>4<text:tab/>5<text:tab/>6</text:p>
      <text:p text:style-name="P27">vtr<text:span text:style-name="T3">C<text:tab/>1<text:tab/>2<text:tab/>3<text:tab/>4<text:tab/>5<text:tab/>6</text:span></text:p>
      <text:p text:style-name="P1"/>
      <text:p text:style-name="P28"/>
      <text:p text:style-name="P34">Massa de dados</text:p>
      <text:p text:style-name="P34"/>
      <text:p text:style-name="P26">entrada:<text:tab/>1 - 2 - 3 - 4 - 5 - 6</text:p>
      <text:p text:style-name="P26">saida:<text:tab/><text:tab/>1 - 2 - 3 - 4 - 5 - 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6"><text:soft-page-break/>4. Criar e coletar em um vetor [30] real e calcular e exibir:</text:p>
      <text:p text:style-name="P16">a. A média do grupo;</text:p>
      <text:p text:style-name="P16">b. A quantidade de notas acima do grupo;</text:p>
      <text:p text:style-name="P16">c. As posições dos valores abaixo da média do grupo.</text:p>
      <text:p text:style-name="P16"/>
      <text:p text:style-name="P37">Pseudo-Código</text:p>
      <text:p text:style-name="P37"/>
      <text:p text:style-name="P16">algoritmo: VetorMedia</text:p>
      <text:p text:style-name="P16">início</text:p>
      <text:p text:style-name="P48"><text:tab/>vtr = vetor [<text:span text:style-name="T22">3</text:span>0] <text:span text:style-name="T22">de </text:span>reais;</text:p>
      <text:p text:style-name="P48"><text:tab/>vtrPosicoes <text:span text:style-name="T22">= </text:span>vetor [30] <text:span text:style-name="T22">de </text:span>reais;</text:p>
      <text:p text:style-name="P16"><text:tab/>real: s,md;</text:p>
      <text:p text:style-name="P16"><text:tab/>inteiro: i,j,nAcima;</text:p>
      <text:p text:style-name="P16"><text:tab/></text:p>
      <text:p text:style-name="P16"><text:tab/>s ← 0;</text:p>
      <text:p text:style-name="P16"><text:tab/>nAcima ← 0;</text:p>
      <text:p text:style-name="P16"><text:tab/>j ← 1;</text:p>
      <text:p text:style-name="P16"><text:tab/></text:p>
      <text:p text:style-name="P16"><text:tab/>para(i=1;i&lt;=30;i++)faça</text:p>
      <text:p text:style-name="P16"><text:tab/><text:tab/>leia: vtr[i];</text:p>
      <text:p text:style-name="P16"><text:tab/><text:tab/>s ← s + vtr[i];</text:p>
      <text:p text:style-name="P16"><text:tab/>fimpara;</text:p>
      <text:p text:style-name="P16"><text:tab/></text:p>
      <text:p text:style-name="P16"><text:tab/>md ← i;</text:p>
      <text:p text:style-name="P16"><text:tab/>md ← s / md;</text:p>
      <text:p text:style-name="P16"><text:tab/></text:p>
      <text:p text:style-name="P49"><text:tab/>//a. A média do grupo</text:p>
      <text:p text:style-name="P16"><text:tab/>escreva: md;</text:p>
      <text:p text:style-name="P16"><text:tab/></text:p>
      <text:p text:style-name="P16"><text:tab/>para(i=1;i&lt;=30;i++)faça</text:p>
      <text:p text:style-name="P16"><text:tab/><text:tab/>se(vtr[i] &gt; md)</text:p>
      <text:p text:style-name="P16"><text:tab/><text:tab/>então</text:p>
      <text:p text:style-name="P16"><text:tab/><text:tab/><text:tab/>nAcima += 1;</text:p>
      <text:p text:style-name="P16"><text:tab/><text:tab/>fimse;</text:p>
      <text:p text:style-name="P16"><text:tab/>fimpara;</text:p>
      <text:p text:style-name="P16"><text:tab/></text:p>
      <text:p text:style-name="P49"><text:tab/>//A quantidade de notas acima do grupo</text:p>
      <text:p text:style-name="P16"><text:tab/>escreva: nAcima;</text:p>
      <text:p text:style-name="P16"><text:tab/></text:p>
      <text:p text:style-name="P16"><text:tab/>para(i=1;i&lt;=30;i++)faça</text:p>
      <text:p text:style-name="P16"><text:tab/><text:tab/>se(vtr[i] &lt; md)</text:p>
      <text:p text:style-name="P16"><text:tab/><text:tab/>então<text:tab/></text:p>
      <text:p text:style-name="P16"><text:tab/><text:tab/><text:tab/>vtrPosicoes[j] ← i;</text:p>
      <text:p text:style-name="P16"><text:tab/><text:tab/><text:tab/>j += 1;</text:p>
      <text:p text:style-name="P16"><text:tab/><text:tab/>fimse;<text:tab/></text:p>
      <text:p text:style-name="P16"><text:tab/>fimpara;</text:p>
      <text:p text:style-name="P16"/>
      <text:p text:style-name="P16"><text:tab/>para(i=1;i&lt;=j;i++)faça</text:p>
      <text:p text:style-name="P49"><text:tab/><text:tab/> </text:p>
      <text:p text:style-name="P49"><text:tab/><text:tab/> //As posições dos valores abaixo da média do grupo.</text:p>
      <text:p text:style-name="P16"><text:tab/><text:tab/> escreva: vtrPosicoes[i];</text:p>
      <text:p text:style-name="P16"><text:tab/>fimpara;</text:p>
      <text:p text:style-name="P16"><text:tab/></text:p>
      <text:p text:style-name="P16">fi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5. Criar e coletar em um vetor [20] inteiro. Calcule e exiba, segundo:</text:p>
      <text:p text:style-name="P17"><text:tab/><text:tab/><text:tab/><text:tab/><text:tab/></text:p>
      <text:p text:style-name="P17">10</text:p>
      <text:p text:style-name="P17">∑ (A [<text:span text:style-name="T25">i</text:span>] – A [21–<text:span text:style-name="T25">i</text:span>] )</text:p>
      <text:p text:style-name="P17">i = 1</text:p>
      <text:p text:style-name="P17"/>
      <text:p text:style-name="P64">Pseudo-Código</text:p>
      <text:p text:style-name="P17"/>
      <text:p text:style-name="P17">algoritmo: <text:span text:style-name="T23">Soma20</text:span></text:p>
      <text:p text:style-name="P17"/>
      <text:p text:style-name="P17">inicio</text:p>
      <text:p text:style-name="P54"><text:tab/>vtr = <text:s/>vetor [20] de inteiros;</text:p>
      <text:p text:style-name="P17"><text:tab/>inteiro: i;</text:p>
      <text:p text:style-name="P17"/>
      <text:p text:style-name="P17"><text:tab/>j ← 21;</text:p>
      <text:p text:style-name="P17"><text:tab/></text:p>
      <text:p text:style-name="P17"><text:tab/>para(i=1;i&lt;=20;i++)faça</text:p>
      <text:p text:style-name="P58"><text:tab/><text:tab/>//<text:span text:style-name="T26">C</text:span>oleta valores int no vetor <text:s/>vtr[]</text:p>
      <text:p text:style-name="P17"><text:tab/><text:tab/>leia: vtr[i];<text:tab/></text:p>
      <text:p text:style-name="P17"><text:tab/>fimpara;</text:p>
      <text:p text:style-name="P17"/>
      <text:p text:style-name="P17"><text:tab/>para(i=1;i&lt;=10;i++)faça</text:p>
      <text:p text:style-name="P17"><text:tab/><text:tab/>s ← s + (vtr[i] - vtr[j-i]);</text:p>
      <text:p text:style-name="P17"><text:tab/>fimpara;</text:p>
      <text:p text:style-name="P17"><text:tab/></text:p>
      <text:p text:style-name="P17"><text:tab/>escreva: <text:s/>s;</text:p>
      <text:p text:style-name="P17">fim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6. Criar e coletar em um vetor [20] com números aleatórios. Classificar este vetor em ordem crescente e mostre os dados.</text:p>
      <text:p text:style-name="P18"/>
      <text:p text:style-name="P63">Pseudo-Código</text:p>
      <text:p text:style-name="P18"/>
      <text:p text:style-name="P18">algoritmo: Vetor<text:span text:style-name="T23">Ord</text:span></text:p>
      <text:p text:style-name="P18">inicio</text:p>
      <text:p text:style-name="P55"><text:tab/>vtr = <text:s/>vetor [1..20] inteiro;</text:p>
      <text:p text:style-name="P18"><text:tab/>inteiro: i,j,aux;</text:p>
      <text:p text:style-name="P18"><text:tab/></text:p>
      <text:p text:style-name="P18"><text:tab/>aux ← 0;</text:p>
      <text:p text:style-name="P18"><text:tab/></text:p>
      <text:p text:style-name="P18"><text:tab/>para(i=1;i&lt;=20;i++)faça</text:p>
      <text:p text:style-name="P18"><text:tab/><text:tab/>vtr[i] ← random();</text:p>
      <text:p text:style-name="P18"><text:tab/>fimpara;</text:p>
      <text:p text:style-name="P18"><text:s text:c="2"/></text:p>
      <text:p text:style-name="P18"><text:s text:c="2"/><text:tab/>para(i=1;i&lt;=20;i++)faça</text:p>
      <text:p text:style-name="P18"><text:tab/><text:tab/>escreva = vtr[i];</text:p>
      <text:p text:style-name="P18"><text:tab/>fimpara; </text:p>
      <text:p text:style-name="P18"><text:tab/></text:p>
      <text:p text:style-name="P18"><text:tab/>para(i=2;i&lt;=20;i++)faça</text:p>
      <text:p text:style-name="P18"><text:tab/><text:tab/>para(j=20;j&gt;=1;j--)faça</text:p>
      <text:p text:style-name="P18"><text:tab/><text:tab/><text:tab/>se(vtr[j-1] &gt; vtr[j])</text:p>
      <text:p text:style-name="P18"><text:tab/><text:tab/><text:tab/>então</text:p>
      <text:p text:style-name="P18"><text:tab/><text:tab/><text:tab/><text:tab/>aux = vtr[j-1];</text:p>
      <text:p text:style-name="P18"><text:tab/><text:tab/><text:tab/><text:tab/>vtr[j-1] = v[j];</text:p>
      <text:p text:style-name="P18"><text:tab/><text:tab/><text:tab/><text:tab/>vtr[j] = aux;</text:p>
      <text:p text:style-name="P18"><text:tab/><text:tab/><text:tab/>fimse;</text:p>
      <text:p text:style-name="P18"><text:tab/><text:tab/>fimpara;</text:p>
      <text:p text:style-name="P18"><text:tab/>fimpara;</text:p>
      <text:p text:style-name="P18"/>
      <text:p text:style-name="P18"><text:tab/>para(i=1;i&lt;20;i++)faça</text:p>
      <text:p text:style-name="P18"><text:tab/><text:tab/>escreva: vtr[i];</text:p>
      <text:p text:style-name="P18"><text:tab/>fimpara;</text:p>
      <text:p text:style-name="P18"><text:tab/></text:p>
      <text:p text:style-name="P40"><text:span text:style-name="T6"><text:tab/></text:span><text:span text:style-name="T5">escreva: </text:span><text:span text:style-name="T6">Fbusca(</text:span><text:span text:style-name="T5">);</text:span></text:p>
      <text:p text:style-name="P18">fim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7. A partir do exercício 6 (vetor classificado) solicitar um valor qualquer e verificar a sua existência no vetor (utilizar pesquisa binária).</text:p>
      <text:p text:style-name="P18"/>
      <text:p text:style-name="P18">Pseudo-Código</text:p>
      <text:p text:style-name="P18">Algoritmo: Fbusca(inteiro vrt[]) inteiro</text:p>
      <text:p text:style-name="P18">inicio</text:p>
      <text:p text:style-name="P18"><text:tab/>inteiro: inicial, meio, final, busca;</text:p>
      <text:p text:style-name="P18"><text:tab/>boolean<text:span text:style-name="T24">o</text:span>: nroLocalizado;</text:p>
      <text:p text:style-name="P18"><text:tab/></text:p>
      <text:p text:style-name="P18"><text:tab/>inicial ← 1;</text:p>
      <text:p text:style-name="P18"><text:tab/>final ← 20;</text:p>
      <text:p text:style-name="P18"><text:tab/>nroLocalizado ← Falso;</text:p>
      <text:p text:style-name="P18"/>
      <text:p text:style-name="P18"><text:tab/>enquanto ((inicial &lt;= final) e não nroLocalizado)faça</text:p>
      <text:p text:style-name="P18"><text:tab/><text:tab/>meio ← (inicial + final) / 2;</text:p>
      <text:p text:style-name="P18"><text:tab/><text:tab/>se(vrtB[meio] = busca)</text:p>
      <text:p text:style-name="P18"><text:tab/><text:tab/>então</text:p>
      <text:p text:style-name="P18"><text:tab/><text:tab/><text:tab/> nroLocalizado ← Verdadeiro;</text:p>
      <text:p text:style-name="P18"><text:tab/><text:tab/>fimse;</text:p>
      <text:p text:style-name="P18"><text:tab/><text:tab/>se(vrtB[meio] &gt; busca)</text:p>
      <text:p text:style-name="P18"><text:tab/><text:tab/>então</text:p>
      <text:p text:style-name="P18"><text:tab/><text:tab/><text:tab/>final ← meio – 1;</text:p>
      <text:p text:style-name="P18"><text:tab/><text:tab/>senão</text:p>
      <text:p text:style-name="P18"><text:tab/><text:tab/><text:tab/>inicial ← meio + 1;</text:p>
      <text:p text:style-name="P18"><text:tab/><text:tab/>fimse;</text:p>
      <text:p text:style-name="P18"><text:tab/>fimenquanto</text:p>
      <text:p text:style-name="P19"><text:s text:c="2"/><text:tab/></text:p>
      <text:p text:style-name="P19"><text:tab/>retorna: nroLocalizado;</text:p>
      <text:p text:style-name="P18">fim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8. Criar e carregar uma matriz [4][3] inteiro com quantidade de produtos vendidos em 4 semanas. Calcular e exibir:</text:p>
      <text:p text:style-name="P19">a. A quantidade de cada produto vendido no mês;</text:p>
      <text:p text:style-name="P19">b. A quantidade de produtos vendidos por semana;</text:p>
      <text:p text:style-name="P19">c. O total de produtos vendidos no mês.</text:p>
      <text:p text:style-name="P19"><text:s/></text:p>
      <text:p text:style-name="P39">Pseudo-Código</text:p>
      <text:p text:style-name="P39"/>
      <text:p text:style-name="P19">algoritmo: qtdProdutos</text:p>
      <text:p text:style-name="P19">início</text:p>
      <text:p text:style-name="P21"><text:tab/>mtz = <text:s/>matriz [4,3] de inteiros;</text:p>
      <text:p text:style-name="P19"><text:tab/></text:p>
      <text:p text:style-name="P19"><text:tab/>inteiro: i,j,s;</text:p>
      <text:p text:style-name="P19"><text:tab/></text:p>
      <text:p text:style-name="P19"><text:tab/>//Lê os valores de cada posição na Matri<text:span text:style-name="T15">z</text:span></text:p>
      <text:p text:style-name="P19"><text:s text:c="4"/><text:tab/>para(i=1;i&lt;=4;i++)faça</text:p>
      <text:p text:style-name="P19"><text:tab/><text:tab/>para(j=1;j&lt;=3;j++)faça</text:p>
      <text:p text:style-name="P19"><text:tab/><text:tab/><text:tab/>leia: mtz[i, j];</text:p>
      <text:p text:style-name="P19"><text:s text:c="12"/><text:tab/>fimpara;</text:p>
      <text:p text:style-name="P56"><text:s text:c="4"/><text:tab/>fimpara;</text:p>
      <text:p text:style-name="P56"><text:tab/></text:p>
      <text:p text:style-name="P56"><text:tab/>//a. A quantidade de cada produto vendido no mês;</text:p>
      <text:p text:style-name="P56"><text:tab/>para(i=1;i&lt;=3;i++)faç<text:span text:style-name="T24">a</text:span></text:p>
      <text:p text:style-name="P56"><text:tab/><text:tab/>para(j=1;j&lt;=4;j++)faça</text:p>
      <text:p text:style-name="P19"><text:tab/><text:tab/><text:tab/>s += mtz[j, i];</text:p>
      <text:p text:style-name="P19"><text:tab/><text:tab/>fimpara;</text:p>
      <text:p text:style-name="P19"><text:tab/><text:tab/>escreva: s;</text:p>
      <text:p text:style-name="P19"><text:tab/><text:tab/>s = 0;</text:p>
      <text:p text:style-name="P19"><text:tab/>fimpara;</text:p>
      <text:p text:style-name="P19"><text:s text:c="6"/></text:p>
      <text:p text:style-name="P19"><text:tab/>//b. A quantidade de produtos vendidos por semana;</text:p>
      <text:p text:style-name="P19"><text:tab/>para(i=1;i&lt;=4;i++)faça</text:p>
      <text:p text:style-name="P19"><text:tab/><text:tab/>para(j=1;j&lt;=3;j++)faça</text:p>
      <text:p text:style-name="P19"><text:tab/><text:tab/><text:tab/>s += mtz[i,j];</text:p>
      <text:p text:style-name="P19"><text:tab/><text:tab/>fimpara;</text:p>
      <text:p text:style-name="P19"><text:tab/><text:tab/>escreva: s;</text:p>
      <text:p text:style-name="P19"><text:tab/><text:tab/>s = 0;</text:p>
      <text:p text:style-name="P19"><text:tab/>fimpara;</text:p>
      <text:p text:style-name="P19"><text:s text:c="6"/></text:p>
      <text:p text:style-name="P19"><text:tab/>//c. O total de produtos vendidos no mês.</text:p>
      <text:p text:style-name="P19"><text:tab/>para(i=1;i&lt;=4;i++)faça</text:p>
      <text:p text:style-name="P19"><text:tab/><text:tab/>para(j=1;j&lt;=3;j++)faça</text:p>
      <text:p text:style-name="P19"><text:tab/><text:tab/><text:tab/>s += mtz[i,j];</text:p>
      <text:p text:style-name="P19"><text:tab/><text:tab/>fimpara;</text:p>
      <text:p text:style-name="P19"><text:tab/>fimpara;</text:p>
      <text:p text:style-name="P19"><text:tab/>escreva: s;</text:p>
      <text:p text:style-name="P19"><text:tab/>s = 0;</text:p>
      <text:p text:style-name="P19">fim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9. Criar e carregar uma matriz [4][4] com valores aleatórios, sendo que a</text:p>
      <text:p text:style-name="P19">diagonal principal terá seus dados carregados no programa segundo:</text:p>
      <text:p text:style-name="P19">1</text:p>
      <text:p text:style-name="P19"><text:s text:c="2"/>4</text:p>
      <text:p text:style-name="P19"><text:s text:c="4"/>16</text:p>
      <text:p text:style-name="P19"><text:s text:c="6"/>64</text:p>
      <text:p text:style-name="P19"/>
      <text:p text:style-name="P39">Pseudo-Código</text:p>
      <text:p text:style-name="P19"/>
      <text:p text:style-name="P19">algoritmo: qtdProdutos</text:p>
      <text:p text:style-name="P19">início</text:p>
      <text:p text:style-name="P59"><text:tab/>mtz = <text:s/>matriz [1..4, 1..4] de inteiros;</text:p>
      <text:p text:style-name="P19"><text:tab/>inteiro: i,j;</text:p>
      <text:p text:style-name="P19"><text:tab/></text:p>
      <text:p text:style-name="P19"><text:tab/>i = 1;</text:p>
      <text:p text:style-name="P19"><text:tab/>j = 1;</text:p>
      <text:p text:style-name="P19"><text:tab/>aux = 1;</text:p>
      <text:p text:style-name="P19"><text:tab/></text:p>
      <text:p text:style-name="P19"><text:tab/>mtz[i, j] = aux;</text:p>
      <text:p text:style-name="P19"/>
      <text:p text:style-name="P19"><text:tab/>para(i=1;i&lt;=4;i++)faça</text:p>
      <text:p text:style-name="P19"><text:tab/><text:tab/>para(j=2;j&lt;=4;j++)faça</text:p>
      <text:p text:style-name="P19"><text:tab/><text:tab/><text:tab/>se(i == j)</text:p>
      <text:p text:style-name="P19"><text:tab/><text:tab/><text:tab/>entao</text:p>
      <text:p text:style-name="P19"><text:tab/><text:tab/><text:tab/><text:tab/>aux *= 4;</text:p>
      <text:p text:style-name="P19"><text:tab/><text:tab/><text:tab/><text:tab/>mtz[i, j] = aux;</text:p>
      <text:p text:style-name="P19"><text:tab/><text:tab/><text:tab/>senao</text:p>
      <text:p text:style-name="P19"><text:tab/><text:tab/><text:tab/><text:tab/>mtz[i, j] = rand();</text:p>
      <text:p text:style-name="P19"><text:tab/><text:tab/><text:tab/>fimse;</text:p>
      <text:p text:style-name="P19"><text:tab/><text:tab/>fimpara;</text:p>
      <text:p text:style-name="P19"><text:tab/>fimpara;</text:p>
      <text:p text:style-name="P19"><text:s text:c="2"/></text:p>
      <text:p text:style-name="P19"><text:tab/>para(i=1;i&lt;=4;i++)faça</text:p>
      <text:p text:style-name="P19"><text:tab/><text:tab/>para(j=1;j&lt;=4;j++)faça</text:p>
      <text:p text:style-name="P19"><text:tab/><text:tab/><text:tab/>escreva: mtz[i, j];</text:p>
      <text:p text:style-name="P19"><text:tab/><text:tab/>fimpara;</text:p>
      <text:p text:style-name="P19"><text:tab/>fimpara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10. Criar uma matriz [8][8] onde o programa irá carregar segundo:</text:p>
      <text:p text:style-name="P19"/>
      <text:p text:style-name="P19">casa <text:s text:c="3"/>1 <text:s text:c="2"/>2 <text:s text:c="2"/>3 <text:s text:c="2"/>4 <text:s text:c="2"/>.. <text:s/>*Exibir a soma </text:p>
      <text:p text:style-name="P19">valor <text:s text:c="2"/>1 <text:s text:c="2"/>2 <text:s text:c="2"/>4 <text:s text:c="2"/>8 <text:s text:c="2"/>.. <text:s text:c="2"/>dos valores</text:p>
      <text:p text:style-name="P19"/>
      <text:p text:style-name="P19">Pseudo-Código</text:p>
      <text:p text:style-name="P19">algoritmo: qtdProdutos</text:p>
      <text:p text:style-name="P19">início</text:p>
      <text:p text:style-name="P59"><text:tab/>mtz = <text:s/>matriz [1..8, 1..8] de inteiros;</text:p>
      <text:p text:style-name="P19"><text:tab/>inteiro: i,j;</text:p>
      <text:p text:style-name="P19"><text:tab/></text:p>
      <text:p text:style-name="P19"><text:tab/>aux = 1;</text:p>
      <text:p text:style-name="P19"><text:tab/>s = 1;</text:p>
      <text:p text:style-name="P19"><text:tab/></text:p>
      <text:p text:style-name="P19"><text:tab/>para(i=1;i&lt;=8;i++)faça</text:p>
      <text:p text:style-name="P19"><text:tab/><text:tab/>para(j=1;j&lt;=8;j++)faça</text:p>
      <text:p text:style-name="P19"><text:tab/><text:tab/><text:tab/>mtz[i, j] = aux;</text:p>
      <text:p text:style-name="P19"><text:tab/><text:tab/>fimpara;</text:p>
      <text:p text:style-name="P19"><text:tab/><text:tab/>aux *= 2;</text:p>
      <text:p text:style-name="P19"><text:tab/><text:tab/>s += aux;</text:p>
      <text:p text:style-name="P19"><text:tab/>fimpara;</text:p>
      <text:p text:style-name="P19"><text:s text:c="2"/></text:p>
      <text:p text:style-name="P19"><text:tab/>para(i=1;i&lt;=8;i++)faça</text:p>
      <text:p text:style-name="P19"><text:tab/><text:tab/>para(j=1;j&lt;=8;j++)faça</text:p>
      <text:p text:style-name="P19"><text:tab/><text:tab/><text:tab/>escreva: mtz[i, j];</text:p>
      <text:p text:style-name="P19"><text:tab/><text:tab/>fimpara;</text:p>
      <text:p text:style-name="P19"><text:tab/>fimpara;</text:p>
      <text:p text:style-name="P19">fim</text:p>
      <text:p text:style-name="P19"/>
      <text:p text:style-name="P19"/>
      <text:p text:style-name="P19">aux<text:tab/><text:tab/>1 <text:s/>2 <text:s/>4 <text:s/>8 <text:s/>16 32 64 <text:s/>128 ..</text:p>
      <text:p text:style-name="P19">s<text:tab/><text:tab/>1 <text:s/>3 <text:s/>7 <text:s/>15 31 63 127 255 ..</text:p>
      <text:p text:style-name="P19">i <text:tab/><text:tab/>1 <text:s/>1 <text:s/>1 <text:s/>1 <text:s/>1 <text:s/>1 <text:s/>1 <text:s text:c="2"/>1 <text:s text:c="2"/>..<text:tab/><text:tab/></text:p>
      <text:p text:style-name="P19">j <text:tab/><text:tab/>1 <text:s/>2 <text:s/>3 <text:s/>4 <text:s/>5 <text:s/>6 <text:s/>7 <text:s text:c="2"/>8 <text:s text:c="2"/>..</text:p>
      <text:p text:style-name="P19">mtz[i, j]<text:tab/>1 <text:s/>2 <text:s/>4 <text:s/>8 <text:s/>16 32 64 <text:s/>128 .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11. Criar uma matriz [8][8] inteiro e o programa irá carregar segundo:</text:p>
      <text:p text:style-name="P19"/>
      <text:p text:style-name="P19">1 1 1 1 1 1 1 1</text:p>
      <text:p text:style-name="P19">1 2 2 2 2 2 2 1</text:p>
      <text:p text:style-name="P19">1 2 3 3 3 3 2 1</text:p>
      <text:p text:style-name="P19">1 2 3 4 4 3 2 1</text:p>
      <text:p text:style-name="P19">1 2 3 4 4 3 2 1</text:p>
      <text:p text:style-name="P19">1 2 3 3 3 3 2 1</text:p>
      <text:p text:style-name="P19">1 2 2 2 2 2 2 1</text:p>
      <text:p text:style-name="P19">1 1 1 1 1 1 1 1</text:p>
      <text:p text:style-name="P19"/>
      <text:p text:style-name="P19">Pseudo-Código</text:p>
      <text:p text:style-name="P19">algoritmo: qtdProdutos</text:p>
      <text:p text:style-name="P19">início</text:p>
      <text:p text:style-name="P59"><text:tab/>mtz = <text:s/>matriz [1..8, 1..8] de inteiros;</text:p>
      <text:p text:style-name="P19"><text:tab/>inteiro: i,j;</text:p>
      <text:p text:style-name="P19"><text:tab/></text:p>
      <text:p text:style-name="P19"><text:tab/>para(i=1;i&lt;=8;i++)faça</text:p>
      <text:p text:style-name="P19"><text:tab/><text:tab/>para(j=1;j&lt;=8;j++)faça</text:p>
      <text:p text:style-name="P19"><text:tab/><text:tab/><text:tab/>se((i==1 ou i==8) ou (j==1 ou j==8))</text:p>
      <text:p text:style-name="P19"><text:tab/><text:tab/><text:tab/>entao</text:p>
      <text:p text:style-name="P19"><text:tab/><text:tab/><text:tab/><text:tab/>mtz[i, j] = 1;</text:p>
      <text:p text:style-name="P19"><text:tab/><text:tab/><text:tab/>senao</text:p>
      <text:p text:style-name="P19"><text:tab/><text:tab/><text:tab/><text:tab/>se((i==2 ou i==7) ou (j==2 ou j==7))</text:p>
      <text:p text:style-name="P19"><text:tab/><text:tab/><text:tab/><text:tab/>entao</text:p>
      <text:p text:style-name="P19"><text:tab/><text:tab/><text:tab/><text:tab/><text:tab/>mtz[i, j] = 2;</text:p>
      <text:p text:style-name="P19"><text:tab/><text:tab/><text:tab/><text:tab/>senao</text:p>
      <text:p text:style-name="P19"><text:tab/><text:tab/><text:tab/><text:tab/><text:tab/>se((i==3 ou i==6) ou (j==3 ou j==6))</text:p>
      <text:p text:style-name="P19"><text:tab/><text:tab/><text:tab/><text:tab/><text:tab/>entao</text:p>
      <text:p text:style-name="P19"><text:tab/><text:tab/><text:tab/><text:tab/><text:tab/><text:tab/>mtz[i, j] = 3;</text:p>
      <text:p text:style-name="P19"><text:tab/><text:tab/><text:tab/><text:tab/><text:tab/>senao</text:p>
      <text:p text:style-name="P19"><text:tab/><text:tab/><text:tab/><text:tab/><text:tab/><text:tab/>se((i==4 ou i==5) ou (j==4 ou j==5))</text:p>
      <text:p text:style-name="P19"><text:tab/><text:tab/><text:tab/><text:tab/><text:tab/><text:tab/><text:tab/>mtz[i, j] = 4;</text:p>
      <text:p text:style-name="P19"><text:tab/><text:tab/><text:tab/><text:tab/><text:tab/>fimse;</text:p>
      <text:p text:style-name="P19"><text:tab/><text:tab/><text:tab/><text:tab/>fimse;</text:p>
      <text:p text:style-name="P19"><text:tab/><text:tab/><text:tab/>fimse;</text:p>
      <text:p text:style-name="P19"><text:tab/><text:tab/>fimpara;</text:p>
      <text:p text:style-name="P19"><text:tab/>fimpara;</text:p>
      <text:p text:style-name="P19"><text:s text:c="2"/></text:p>
      <text:p text:style-name="P19"><text:tab/>para(i=1;i&lt;=8;i++)faça</text:p>
      <text:p text:style-name="P19"><text:tab/><text:tab/>para(j=1;j&lt;=8;j++)faça</text:p>
      <text:p text:style-name="P19"><text:tab/><text:tab/><text:tab/>escreva: mtz[i, j];</text:p>
      <text:p text:style-name="P19"><text:tab/><text:tab/>fimpara;</text:p>
      <text:p text:style-name="P19"><text:tab/>fimpara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12. Carregar códigos das peças em um tabuleiro de xadres, onde:</text:p>
      <text:p text:style-name="P19">Código: 1 <text:s text:c="6"/>2 <text:s text:c="6"/>3 <text:s text:c="6"/>4 <text:s text:c="6"/>5 <text:s text:c="6"/>6 <text:s text:c="2"/>7</text:p>
      <text:p text:style-name="P19">Peças: <text:s/>Peão <text:s text:c="3"/>Torre <text:s text:c="2"/>Bispo <text:s text:c="2"/>Cavalo <text:s/>Rainha <text:s/>Rei Vazio</text:p>
      <text:p text:style-name="P19"/>
      <text:p text:style-name="P19">Calcular e mostrar a soma das peças do tabuleiro,</text:p>
      <text:p text:style-name="P19">Não pode utilizar Estrutura de Decisão e Escolha Caso na contagem das peças</text:p>
      <text:p text:style-name="P19"/>
      <text:p text:style-name="P19">Pseudo-Código</text:p>
      <text:p text:style-name="P19">algoritmo: carregaTabuleiro</text:p>
      <text:p text:style-name="P19">início</text:p>
      <text:p text:style-name="P21"><text:tab/>mtz = matriz [<text:span text:style-name="T14">8,8</text:span>] de inteiros;</text:p>
      <text:p text:style-name="P19"><text:tab/>inteiro: i,j;</text:p>
      <text:p text:style-name="P19"><text:tab/></text:p>
      <text:p text:style-name="P19"><text:tab/>para(i=1;i&lt;=8;i++)faça</text:p>
      <text:p text:style-name="P19"><text:tab/><text:tab/>para(j=1;j&lt;=8;j++)faça</text:p>
      <text:p text:style-name="P21"><text:tab/><text:tab/><text:tab/><text:span text:style-name="T13">mtz[i,j] = vtr[1];</text:span></text:p>
      <text:p text:style-name="P20"><text:tab/><text:tab/><text:tab/></text:p>
      <text:p text:style-name="P19"><text:tab/><text:tab/>fimpara;</text:p>
      <text:p text:style-name="P19"><text:tab/>fimpar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4:55:58.169533053</meta:creation-date>
    <dc:date>2017-11-12T17:13:44.709842384</dc:date>
    <meta:editing-duration>PT5H27M7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2" meta:paragraph-count="448" meta:word-count="1471" meta:character-count="8415" meta:non-whitespace-character-count="6614"/>
  </office:meta>
</office:document-meta>
</file>